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" svg:font-family="Lucidasans" style:font-family-generic="system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1.905cm" fo:margin-right="0cm" fo:text-indent="0cm" style:auto-text-indent="false">
        <style:tab-stops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 style:font-weight-asian="bold"/>
    </style:style>
    <style:style style:name="P5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eeting Agenda</text:h>
      <text:p text:style-name="Text_20_body">Location: <text:tab/>Group room G in library</text:p>
      <text:p text:style-name="Text_20_body">Date: <text:tab/><text:tab/>Wednesday, 2012-03-14</text:p>
      <text:p text:style-name="Text_20_body">Time:<text:tab/><text:tab/>10:00-12:00</text:p>
      <text:p text:style-name="Text_20_body">Facilitator: <text:tab/>Madeleine Appert</text:p>
      <text:p text:style-name="Text_20_body">Participants: Madeleine Appert, Cecilia Edwall, Isabelle Frölich</text:p>
      <text:p text:style-name="Text_20_body"/>
      <text:list xml:id="list36214217" text:style-name="L1">
        <text:list-item>
          <text:p text:style-name="P4">Objectives </text:p>
        </text:list-item>
      </text:list>
      <text:p text:style-name="Text_20_body"><text:tab/>Discuss Domain Model with supervisor to clarify how it works. </text:p>
      <text:p text:style-name="Text_20_body"/>
      <text:list xml:id="list36219314" text:continue-numbering="true" text:style-name="L1">
        <text:list-item>
          <text:p text:style-name="P4">Reports </text:p>
        </text:list-item>
      </text:list>
      <text:p text:style-name="P1">-<text:span text:style-name="Default_20_Paragraph_20_Font"><text:span text:style-name="T1">first meeting after determining the subject of the project </text:span></text:span><text:span text:style-name="Default_20_Paragraph_20_Font"><text:span text:style-name="T1">–</text:span></text:span></text:p>
      <text:p text:style-name="P1"/>
      <text:list xml:id="list36193498" text:continue-numbering="true" text:style-name="L1">
        <text:list-item>
          <text:p text:style-name="P4">Discussion items </text:p>
          <text:list>
            <text:list-item>
              <text:p text:style-name="P3">Discuss the chosen project. Clarify anything unclear.</text:p>
            </text:list-item>
            <text:list-item>
              <text:p text:style-name="P3">What are the most pressing assignments that need to be attended at this time?</text:p>
            </text:list-item>
          </text:list>
        </text:list-item>
      </text:list>
      <text:p text:style-name="P2"/>
      <text:list xml:id="list36202905" text:continue-numbering="true" text:style-name="L1">
        <text:list-item>
          <text:p text:style-name="P4">Outcomes and assignments (5 min)</text:p>
          <text:list>
            <text:list-item>
              <text:p text:style-name="P3">Cecilia will take responsibility for the SDD, and create a first draft until Thursday.</text:p>
            </text:list-item>
            <text:list-item>
              <text:p text:style-name="P3">Isabelle will take responsibility for the Use Case charts and create a first draft until Thursday.</text:p>
            </text:list-item>
            <text:list-item>
              <text:p text:style-name="P3">Madeleine will take responsibility for the RAD document and create a first draft until Thursday.</text:p>
            </text:list-item>
            <text:list-item>
              <text:p text:style-name="P3">Remaining time of meeting was used to start working.</text:p>
            </text:list-item>
          </text:list>
        </text:list-item>
      </text:list>
      <text:p text:style-name="Text_20_body"/>
      <text:list xml:id="list36212075" text:continue-numbering="true" text:style-name="L1">
        <text:list-item>
          <text:p text:style-name="P4">Wrap up</text:p>
          <text:list>
            <text:list-item>
              <text:p text:style-name="P3">Next meeting will take place tomorrow, Thursday( after meeting with supervisor at 9:am 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" svg:font-family="Lucidasans" style:font-family-generic="system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sv" style:country-asian="S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style:text-underline-style="none" fo:font-weight="normal" style:letter-kerning="true" fo:background-color="transparent" style:font-name-asian="Nimbus Sans L" style:font-size-asian="12pt" style:language-asian="sv" style:country-asian="SE" style:font-style-asian="normal" style:font-weight-asian="normal" style:font-name-complex="Lucida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alla</meta:initial-creator>
    <dc:creator>Isabelle Frölich</dc:creator>
    <meta:creation-date>2012-03-15T11:34:00Z</meta:creation-date>
    <dc:date>2012-05-08T16:07:27.87</dc:date>
    <meta:editing-cycles>6</meta:editing-cycles>
    <meta:editing-duration>PT17S</meta:editing-duration>
    <meta:document-statistic meta:table-count="0" meta:image-count="0" meta:object-count="0" meta:page-count="1" meta:paragraph-count="20" meta:word-count="155" meta:character-count="96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